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448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0.894cm"/>
    </style:style>
    <style:style style:name="co13" style:family="table-column">
      <style:table-column-properties fo:break-before="auto" style:column-width="0.644cm"/>
    </style:style>
    <style:style style:name="co14" style:family="table-column">
      <style:table-column-properties fo:break-before="auto" style:column-width="1.0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lights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NPC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Fligh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46" table:default-cell-style-name="ce2"/>
        <table:table-column table:style-name="co10" table:number-columns-repeated="768" table:default-cell-style-name="Default"/>
        <table:table-row table:style-name="ro1">
          <table:table-cell office:value-type="string">
            <text:p>EFATE</text:p>
          </table:table-cell>
          <table:table-cell table:style-name="ce1" office:value-type="float" office:value="1705">
            <text:p>1705</text:p>
          </table:table-cell>
          <table:table-cell table:style-name="ce1"/>
          <table:table-cell table:style-name="ce1" office:value-type="string">
            <text:p>W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Hi In</text:p>
          </table:table-cell>
          <table:table-cell table:style-name="ce1" office:value-type="float" office:value="5.5">
            <text:p>5.5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lell</text:p>
          </table:table-cell>
          <table:table-cell office:value-type="float" office:value="1706">
            <text:p>170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Beck`s World</text:p>
          </table:table-cell>
          <table:table-cell office:value-type="float" office:value="2204">
            <text:p>22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i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Boughene</text:p>
          </table:table-cell>
          <table:table-cell office:value-type="float" office:value="1904">
            <text:p>1904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Ni Fl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Dinom</text:p>
          </table:table-cell>
          <table:table-cell office:value-type="float" office:value="1811">
            <text:p>181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i Va</text:p>
          </table:table-cell>
          <table:table-cell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Dinomn</text:p>
          </table:table-cell>
          <table:table-cell office:value-type="float" office:value="1912">
            <text:p>191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g Ni</text:p>
          </table:table-cell>
          <table:table-cell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Djinni</text:p>
          </table:table-cell>
          <table:table-cell office:value-type="float" office:value="2111">
            <text:p>211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a Eo In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Emerald</text:p>
          </table:table-cell>
          <table:table-cell office:value-type="float" office:value="1006">
            <text:p>1006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g Ni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ENOPE</text:p>
          </table:table-cell>
          <table:table-cell office:value-type="float" office:value="2205">
            <text:p>220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Hi Ic In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Esalin</text:p>
          </table:table-cell>
          <table:table-cell office:value-type="float" office:value="1004">
            <text:p>100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o Ni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Extolay</text:p>
          </table:table-cell>
          <table:table-cell office:value-type="float" office:value="1711">
            <text:p>171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Feri*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i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Forboldn</text:p>
          </table:table-cell>
          <table:table-cell office:value-type="float" office:value="1808">
            <text:p>180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 Ri</text:p>
          </table:table-cell>
          <table:table-cell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Hefry</text:p>
          </table:table-cell>
          <table:table-cell office:value-type="float" office:value="1909">
            <text:p>190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i Va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Jenghe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i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JEWELL</text:p>
          </table:table-cell>
          <table:table-cell office:value-type="float" office:value="1106">
            <text:p>1106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Hi In Cp</text:p>
          </table:table-cell>
          <table:table-cell office:value-type="float" office:value="5.5">
            <text:p>5.5</text:p>
          </table:table-cell>
          <table:table-cell table:number-columns-repeated="1014"/>
        </table:table-row>
        <table:table-row table:style-name="ro1">
          <table:table-cell office:value-type="string">
            <text:p>Knorbes</text:p>
          </table:table-cell>
          <table:table-cell office:value-type="float" office:value="1807">
            <text:p>180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g Ni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LOUZY</text:p>
          </table:table-cell>
          <table:table-cell office:value-type="float" office:value="1604">
            <text:p>160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string">
            <text:p>Hi In Po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Lysen</text:p>
          </table:table-cell>
          <table:table-cell office:value-type="float" office:value="1307">
            <text:p>1307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g Ni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Hi Po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Mongo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g Ni Ri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Nakege</text:p>
          </table:table-cell>
          <table:table-cell office:value-type="float" office:value="1305">
            <text:p>1305</text:p>
          </table:table-cell>
          <table:table-cell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string">
            <text:p>Eo Ni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Pixie</text:p>
          </table:table-cell>
          <table:table-cell office:value-type="float" office:value="1903">
            <text:p>1903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Eo Ni Va</text:p>
          </table:table-cell>
          <table:table-cell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Pscias</text:p>
          </table:table-cell>
          <table:table-cell office:value-type="float" office:value="2106">
            <text:p>2106</text:p>
          </table:table-cell>
          <table:table-cell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</text:p>
          </table:table-cell>
          <table:table-cell office:value-type="float" office:value="-0.5">
            <text:p>-0.5</text:p>
          </table:table-cell>
          <table:table-cell table:number-columns-repeated="1014"/>
        </table:table-row>
        <table:table-row table:style-name="ro1">
          <table:table-cell office:value-type="string">
            <text:p>Regina</text:p>
          </table:table-cell>
          <table:table-cell office:value-type="float" office:value="1910">
            <text:p>19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i Cp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ROUP*</text:p>
          </table:table-cell>
          <table:table-cell office:value-type="float" office:value="2007">
            <text:p>2007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Hi In Wa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Ruby</text:p>
          </table:table-cell>
          <table:table-cell office:value-type="float" office:value="1005">
            <text:p>1005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i Va</text:p>
          </table:table-cell>
          <table:table-cell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Ruie</text:p>
          </table:table-cell>
          <table:table-cell office:value-type="float" office:value="1809">
            <text:p>1809</text:p>
          </table:table-cell>
          <table:table-cell office:value-type="string">
            <text:p>A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Hi In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Uakye</text:p>
          </table:table-cell>
          <table:table-cell office:value-type="float" office:value="1805">
            <text:p>1805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i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Whanga</text:p>
          </table:table-cell>
          <table:table-cell office:value-type="float" office:value="1806">
            <text:p>180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o Ni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Wochiers</text:p>
          </table:table-cell>
          <table:table-cell office:value-type="float" office:value="2207">
            <text:p>2207</text:p>
          </table:table-cell>
          <table:table-cell table:number-columns-repeated="1022"/>
        </table:table-row>
        <table:table-row table:style-name="ro1">
          <table:table-cell office:value-type="string">
            <text:p>Wypoc</text:p>
          </table:table-cell>
          <table:table-cell office:value-type="float" office:value="2011">
            <text:p>2011</text:p>
          </table:table-cell>
          <table:table-cell office:value-type="string">
            <text:p>A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 Fl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Yori</text:p>
          </table:table-cell>
          <table:table-cell office:value-type="float" office:value="2110">
            <text:p>211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 Ri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Yres</text:p>
          </table:table-cell>
          <table:table-cell office:value-type="float" office:value="1802">
            <text:p>180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Hi In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w" table:style-name="ta2" table:print="false">
        <table:table-column table:style-name="co11" table:number-columns-repeated="256" table:default-cell-style-name="Default"/>
        <table:table-row table:style-name="ro1">
          <table:table-cell office:value-type="string">
            <text:p>Security</text:p>
          </table:table-cell>
          <table:table-cell office:value-type="string">
            <text:p>Capt. Lorraine Peters (PSI Cop)</text:p>
          </table:table-cell>
          <table:table-cell table:number-columns-repeated="254"/>
        </table:table-row>
        <table:table-row table:style-name="ro1">
          <table:table-cell office:value-type="string">
            <text:p>Pod</text:p>
          </table:table-cell>
          <table:table-cell office:value-type="string">
            <text:p>NO</text:p>
          </table:table-cell>
          <table:table-cell table:number-columns-repeated="254"/>
        </table:table-row>
        <table:table-row table:style-name="ro1">
          <table:table-cell office:value-type="string">
            <text:p>Cargo</text:p>
          </table:table-cell>
          <table:table-cell office:value-type="string">
            <text:p>Board Moran Glory as cargo</text:p>
          </table:table-cell>
          <table:table-cell table:number-columns-repeated="254"/>
        </table:table-row>
        <table:table-row table:style-name="ro1">
          <table:table-cell office:value-type="string">
            <text:p>Pass.</text:p>
          </table:table-cell>
          <table:table-cell office:value-type="string">
            <text:p>NO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office:value-type="string">
            <text:p>MegaCompBorris</text:p>
          </table:table-cell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Market perf.</text:p>
          </table:table-cell>
          <table:table-cell table:number-columns-repeated="255"/>
        </table:table-row>
      </table:table>
      <table:table table:name="Places" table:style-name="ta3" table:print="false">
        <table:table-column table:style-name="co11" table:number-columns-repeated="25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Location</text:p>
          </table:table-cell>
          <table:table-cell table:number-columns-repeated="254"/>
        </table:table-row>
      </table:table>
      <table:table table:name="NPCs" table:style-name="ta4" table:print="false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1" table:number-columns-repeated="24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ST</text:p>
          </table:table-cell>
          <table:table-cell office:value-type="string">
            <text:p>DX</text:p>
          </table:table-cell>
          <table:table-cell office:value-type="string">
            <text:p>IQ</text:p>
          </table:table-cell>
          <table:table-cell office:value-type="string">
            <text:p>HT</text:p>
          </table:table-cell>
          <table:table-cell office:value-type="string">
            <text:p>PD</text:p>
          </table:table-cell>
          <table:table-cell office:value-type="string">
            <text:p>DR</text:p>
          </table:table-cell>
          <table:table-cell office:value-type="string">
            <text:p>WPN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ights" style:display-name="PageStyle_Fligh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PCs" style:display-name="PageStyle_NP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0-09-02T21:04:33</meta:creation-date>
    <dc:creator>Maggot</dc:creator>
    <meta:document-statistic meta:table-count="4" meta:cell-count="315" meta:object-count="0"/>
    <meta:generator>OpenOffice.org/3.4$Win32 OpenOffice.org_project/340m1$Build-9590</meta:generator>
  </office:meta>
</office:document-meta>
</file>